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hecks.Check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Checks.checkAbsolute( File f , String file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hecks.checkNotNull( Object o , String object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hecks.checkAbsolute( String path , String file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